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109cm" fo:min-width="4.943cm"/>
    </style:style>
    <style:style style:name="gr2" style:family="graphic" style:parent-style-name="standard">
      <style:graphic-properties draw:textarea-horizontal-align="justify" draw:textarea-vertical-align="top" draw:auto-grow-height="false" fo:min-height="1.895cm" fo:min-width="4.943cm"/>
    </style:style>
    <style:style style:name="gr3" style:family="graphic" style:parent-style-name="standard">
      <style:graphic-properties draw:textarea-horizontal-align="justify" draw:textarea-vertical-align="top" draw:auto-grow-height="false" fo:min-height="1.139cm" fo:min-width="4.94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43cm" svg:height="2.359cm" svg:x="2.631cm" svg:y="5.926cm">
          <text:p text:style-name="P1">dcat:Cata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43cm" svg:height="2.145cm" svg:x="2.631cm" svg:y="6.926cm">
          <text:p text:style-name="P1">dct:Title</text:p>
          <text:p text:style-name="P1">dct:Decsrip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443cm" svg:height="2.359cm" svg:x="12.631cm" svg:y="5.926cm">
          <text:p text:style-name="P1">foaf:Ag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43cm" svg:height="1.389cm" svg:x="12.631cm" svg:y="6.926cm">
          <text:p text:style-name="P1">foaf:nam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8.074cm" svg:y1="7.105cm" svg:x2="12.631cm" svg:y2="7.105cm" draw:start-shape="id1" draw:end-shape="id2" svg:d="M8074 7105h4557" svg:viewBox="0 0 4558 1">
          <text:p text:style-name="P1">dct:Publisher</text:p>
          <text:p text:style-name="P1"/>
        </draw:connector>
        <draw:frame draw:style-name="gr5" draw:text-style-name="P3" draw:layer="layout" svg:width="0.853cm" svg:height="0.962cm" svg:x="11.853cm" svg:y="7.22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2-19T22:44:25.621705534</meta:creation-date>
    <dc:date>2018-02-19T22:48:26.165961256</dc:date>
    <dc:creator>volker </dc:creator>
    <meta:editing-duration>PT4M</meta:editing-duration>
    <meta:editing-cycles>1</meta:editing-cycles>
    <meta:document-statistic meta:object-count="6"/>
    <meta:generator>LibreOffice/5.2.7.2$Linux_X86_64 LibreOffice_project/20m0$Build-2</meta:generator>
  </office:meta>
</office:document-meta>
</file>